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41000002CD50F64BB549AE9FF1.png" manifest:media-type="image/png"/>
  <manifest:file-entry manifest:full-path="Pictures/10000000000003130000019CAB6AFE2F1E5531D5.png" manifest:media-type="image/png"/>
  <manifest:file-entry manifest:full-path="Pictures/100000000000039B00000247B9816E0EC2FE8355.png" manifest:media-type="image/png"/>
  <manifest:file-entry manifest:full-path="Pictures/100000000000037B000002661B3C2095C45DD687.png" manifest:media-type="image/png"/>
  <manifest:file-entry manifest:full-path="Pictures/10000000000003270000022A81DD82EA618915A5.png" manifest:media-type="image/png"/>
  <manifest:file-entry manifest:full-path="Pictures/10000000000003F800000269CA55C26CBD91C5D0.png" manifest:media-type="image/png"/>
  <manifest:file-entry manifest:full-path="Pictures/100000000000039F00000277288F254AD182FDE3.png" manifest:media-type="image/png"/>
  <manifest:file-entry manifest:full-path="Pictures/10000000000003380000025384BCF8E0AE8446E9.png" manifest:media-type="image/png"/>
  <manifest:file-entry manifest:full-path="Pictures/100000000000034600000257656F5833C02AFE05.png" manifest:media-type="image/png"/>
  <manifest:file-entry manifest:full-path="Pictures/10000000000003A50000020066E2E4A772EE01FA.png" manifest:media-type="image/png"/>
  <manifest:file-entry manifest:full-path="Pictures/10000000000005B100000343229EB42CCF9324D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text-properties officeooo:rsid="000b09e4" officeooo:paragraph-rsid="000b09e4"/>
    </style:style>
    <style:style style:name="P3" style:family="paragraph" style:parent-style-name="Standard">
      <style:paragraph-properties fo:break-before="page"/>
      <style:text-properties officeooo:rsid="000b09e4" officeooo:paragraph-rsid="000b09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stalación de Software con directivas de Grupo</text:h>
      <text:p text:style-name="P2">Wuke Zhang 1-ASIR</text:p>
      <text:p text:style-name="P2"/>
      <text:p text:style-name="P2"><draw:frame draw:style-name="fr1" draw:name="Imagen1" text:anchor-type="char" svg:x="-0.265cm" svg:y="3.752cm" svg:width="17cm" svg:height="9.061cm" draw:z-index="0"><draw:image xlink:href="Pictures/1000000000000541000002CD50F64BB549AE9FF1.png" xlink:type="simple" xlink:show="embed" xlink:actuate="onLoad" draw:mime-type="image/png"/></draw:frame></text:p>
      <text:p text:style-name="P3"/>
      <text:p text:style-name="P2"/>
      <text:p text:style-name="P2"/>
      <text:p text:style-name="P2"><draw:frame draw:style-name="fr2" draw:name="Imagen2" text:anchor-type="char" svg:width="17cm" svg:height="10.737cm" draw:z-index="1"><draw:image xlink:href="Pictures/100000000000039B00000247B9816E0EC2FE8355.png" xlink:type="simple" xlink:show="embed" xlink:actuate="onLoad" draw:mime-type="image/png"/></draw:frame><draw:frame draw:style-name="fr1" draw:name="Imagen3" text:anchor-type="char" svg:x="-0.072cm" svg:y="13.012cm" svg:width="17cm" svg:height="10.322cm" draw:z-index="2"><draw:image xlink:href="Pictures/10000000000003F800000269CA55C26CBD91C5D0.png" xlink:type="simple" xlink:show="embed" xlink:actuate="onLoad" draw:mime-type="image/png"/></draw:frame></text:p>
      <text:p text:style-name="P3"><draw:frame draw:style-name="fr1" draw:name="Imagen4" text:anchor-type="char" svg:x="0.095cm" svg:y="12.631cm" svg:width="17cm" svg:height="11.571cm" draw:z-index="3"><draw:image xlink:href="Pictures/100000000000039F00000277288F254AD182FDE3.png" xlink:type="simple" xlink:show="embed" xlink:actuate="onLoad" draw:mime-type="image/png"/></draw:frame><draw:frame draw:style-name="fr1" draw:name="Imagen5" text:anchor-type="char" svg:x="0.025cm" svg:y="-0.474cm" svg:width="17cm" svg:height="8.899cm" draw:z-index="4"><draw:image xlink:href="Pictures/10000000000003130000019CAB6AFE2F1E5531D5.png" xlink:type="simple" xlink:show="embed" xlink:actuate="onLoad" draw:mime-type="image/png"/></draw:frame></text:p>
      <text:p text:style-name="P3"><draw:frame draw:style-name="fr1" draw:name="Imagen6" text:anchor-type="char" svg:x="0.54cm" svg:y="-0.601cm" svg:width="15.923cm" svg:height="11.497cm" draw:z-index="5"><draw:image xlink:href="Pictures/10000000000003380000025384BCF8E0AE8446E9.png" xlink:type="simple" xlink:show="embed" xlink:actuate="onLoad" draw:mime-type="image/png"/></draw:frame><draw:frame draw:style-name="fr1" draw:name="Imagen7" text:anchor-type="char" svg:x="0.192cm" svg:y="12.52cm" svg:width="15.718cm" svg:height="10.79cm" draw:z-index="6"><draw:image xlink:href="Pictures/10000000000003270000022A81DD82EA618915A5.png" xlink:type="simple" xlink:show="embed" xlink:actuate="onLoad" draw:mime-type="image/png"/></draw:frame></text:p>
      <text:p text:style-name="P3"><draw:frame draw:style-name="fr3" draw:name="Imagen8" text:anchor-type="char" svg:width="13.552cm" svg:height="9.687cm" draw:z-index="7"><draw:image xlink:href="Pictures/100000000000034600000257656F5833C02AFE05.png" xlink:type="simple" xlink:show="embed" xlink:actuate="onLoad" draw:mime-type="image/png"/></draw:frame><draw:frame draw:style-name="fr1" draw:name="Imagen9" text:anchor-type="char" svg:x="-0.457cm" svg:y="13.854cm" svg:width="17cm" svg:height="11.714cm" draw:z-index="8"><draw:image xlink:href="Pictures/100000000000037B000002661B3C2095C45DD687.png" xlink:type="simple" xlink:show="embed" xlink:actuate="onLoad" draw:mime-type="image/png"/></draw:frame></text:p>
      <text:p text:style-name="P3"><draw:frame draw:style-name="fr2" draw:name="Imagen10" text:anchor-type="char" svg:width="17cm" svg:height="9.329cm" draw:z-index="9"><draw:image xlink:href="Pictures/10000000000003A50000020066E2E4A772EE01FA.png" xlink:type="simple" xlink:show="embed" xlink:actuate="onLoad" draw:mime-type="image/png"/></draw:frame><draw:frame draw:style-name="fr1" draw:name="Imagen11" text:anchor-type="char" svg:x="0.169cm" svg:y="12.241cm" svg:width="17cm" svg:height="9.742cm" draw:z-index="10"><draw:image xlink:href="Pictures/10000000000005B100000343229EB42CCF9324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13:19:06.044000000</meta:creation-date>
    <dc:date>2024-02-01T11:33:29.366000000</dc:date>
    <meta:editing-duration>PT1H25M26S</meta:editing-duration>
    <meta:editing-cycles>2</meta:editing-cycles>
    <meta:generator>LibreOffice/7.5.0.3$Windows_X86_64 LibreOffice_project/c21113d003cd3efa8c53188764377a8272d9d6de</meta:generator>
    <meta:document-statistic meta:table-count="0" meta:image-count="11" meta:object-count="0" meta:page-count="6" meta:paragraph-count="2" meta:word-count="10" meta:character-count="64" meta:non-whitespace-character-count="56"/>
  </office:meta>
</office:document-meta>
</file>